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normal" officeooo:rsid="000625ba" officeooo:paragraph-rsid="000625ba" style:font-weight-asian="normal" style:font-weight-complex="normal"/>
    </style:style>
    <style:style style:name="P2" style:family="paragraph" style:parent-style-name="Standard">
      <style:text-properties fo:font-size="22pt" style:text-underline-style="none" fo:font-weight="normal" officeooo:rsid="00081eb5" officeooo:paragraph-rsid="00081eb5" style:font-weight-asian="normal" style:font-weight-complex="normal"/>
    </style:style>
    <style:style style:name="P3" style:family="paragraph" style:parent-style-name="Standard">
      <style:text-properties fo:font-size="24pt" style:text-underline-style="none" fo:font-weight="bold" officeooo:rsid="000625ba" officeooo:paragraph-rsid="000625ba" style:font-weight-asian="bold" style:font-weight-complex="bold"/>
    </style:style>
    <style:style style:name="P4" style:family="paragraph" style:parent-style-name="Standard">
      <style:text-properties fo:font-size="24pt" style:text-underline-style="none" fo:font-weight="bold" officeooo:rsid="00081eb5" officeooo:paragraph-rsid="00081eb5" style:font-weight-asian="bold" style:font-weight-complex="bold"/>
    </style:style>
    <style:style style:name="P5" style:family="paragraph" style:parent-style-name="Standard">
      <style:text-properties fo:font-size="24pt" style:text-underline-style="solid" style:text-underline-width="auto" style:text-underline-color="font-color" fo:font-weight="bold" officeooo:rsid="000625ba" officeooo:paragraph-rsid="000625ba" style:font-weight-asian="bold" style:font-weight-complex="bold"/>
    </style:style>
    <style:style style:name="P6" style:family="paragraph" style:parent-style-name="Standard">
      <style:text-properties fo:font-size="26pt" style:text-underline-style="solid" style:text-underline-width="auto" style:text-underline-color="font-color" fo:font-weight="bold" officeooo:rsid="000625ba" officeooo:paragraph-rsid="000625ba" style:font-weight-asian="bold" style:font-weight-complex="bold"/>
    </style:style>
    <style:style style:name="P7" style:family="paragraph" style:parent-style-name="Standard">
      <style:text-properties officeooo:rsid="00081eb5" officeooo:paragraph-rsid="00081eb5"/>
    </style:style>
    <style:style style:name="P8" style:family="paragraph" style:parent-style-name="Standard">
      <style:text-properties fo:font-size="22pt" style:text-underline-style="none" fo:font-weight="normal" officeooo:rsid="00081eb5" style:font-weight-asian="normal" style:font-weight-complex="normal"/>
    </style:style>
    <style:style style:name="P9" style:family="paragraph" style:parent-style-name="Standard">
      <style:text-properties fo:font-size="22pt" style:text-underline-style="none" fo:font-weight="normal" officeooo:rsid="00081eb5" officeooo:paragraph-rsid="00081eb5" style:font-weight-asian="normal" style:font-weight-complex="normal"/>
    </style:style>
    <style:style style:name="T1" style:family="text">
      <style:text-properties officeooo:rsid="0006b6cd"/>
    </style:style>
    <style:style style:name="T2" style:family="text">
      <style:text-properties officeooo:rsid="0007e256"/>
    </style:style>
    <style:style style:name="T3" style:family="text">
      <style:text-properties fo:font-size="22pt" style:text-underline-style="none" fo:font-weight="normal" style:font-weight-asian="normal" style:font-weight-complex="normal"/>
    </style:style>
    <style:style style:name="T4" style:family="text">
      <style:text-properties fo:font-size="22pt" style:text-underline-style="none" fo:font-weight="normal" officeooo:rsid="0008f464" style:font-weight-asian="normal" style:font-weight-complex="normal"/>
    </style:style>
    <style:style style:name="T5" style:family="text">
      <style:text-properties fo:font-size="22pt" style:text-underline-style="none" fo:font-weight="normal" officeooo:rsid="000ae2d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it commands cheatsheet:</text:p>
      <text:p text:style-name="P6"/>
      <text:p text:style-name="P3">Git fetch:</text:p>
      <text:p text:style-name="P1">Pulls update from our remote tracking branches, basically getting the updates that have been pushed to our remote branches to our local machine. <text:span text:style-name="T1">It updates the local repository by adding a new remote-tracking branch (the main/ master branch remains unchanged) that is in sync with the remote repo.</text:span></text:p>
      <text:p text:style-name="P5"/>
      <text:p text:style-name="P3">*What is a branch?</text:p>
      <text:p text:style-name="P1">A branch is a variation of our repository’s main code</text:p>
      <text:p text:style-name="P1"/>
      <text:p text:style-name="P3">*What is origin?</text:p>
      <text:p text:style-name="P1">It is the remote repository</text:p>
      <text:p text:style-name="P1"/>
      <text:p text:style-name="P3">Git pull:</text:p>
      <text:p text:style-name="P1">Runs two commands in one: it runs initially git fetch and then a git merge</text:p>
      <text:p text:style-name="P1"/>
      <text:p text:style-name="P1">*<text:span text:style-name="T2">Files can be in either 3 states: modified – staged – commited (stored in the local db)</text:span></text:p>
      <text:p text:style-name="P1"/>
      <text:p text:style-name="P1">*<text:span text:style-name="T2">Git offers configuration on 3 different levels: system (configurations that will be set to all users and all their repos) – global (configurations that will be set to the current user) – local (configurations that will be set for the current repo)</text:span></text:p>
      <text:p text:style-name="P1"/>
      <text:p text:style-name="P1"><text:soft-page-break/>*<text:span text:style-name="T2">Configs that are lower-level overwrite configs of upper-level (because they are more specific)</text:span></text:p>
      <text:p text:style-name="P1"/>
      <text:p text:style-name="P1">* <text:span text:style-name="T2">From highest to lowest level: system – global – local</text:span></text:p>
      <text:p text:style-name="P1"/>
      <text:p text:style-name="P4">Regular configurations:</text:p>
      <text:p text:style-name="P2">Setting up the username:</text:p>
      <text:p text:style-name="P8">git config --global user.name "Your username"</text:p>
      <text:p text:style-name="P8"/>
      <text:p text:style-name="P2">Setting up the email:</text:p>
      <text:p text:style-name="P2">git config --global user.email "Your email"</text:p>
      <text:p text:style-name="P2"/>
      <text:p text:style-name="P2">To check username/email:</text:p>
      <text:p text:style-name="P7"><text:span text:style-name="T3">git config user.name/</text:span><text:span text:style-name="T4">user.</text:span><text:span text:style-name="T3">email</text:span></text:p>
      <text:p text:style-name="P2"/>
      <text:p text:style-name="P2">To list all git properties = values:</text:p>
      <text:p text:style-name="P2">git config --list</text:p>
      <text:p text:style-name="P2"/>
      <text:p text:style-name="P2"/>
      <text:p text:style-name="P7"><text:span text:style-name="T3">*</text:span><text:span text:style-name="T5">There are two ways to create a repo: by creating one locally or by clon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07:59:06.456817576</meta:creation-date>
    <dc:date>2021-01-26T12:52:00.387708674</dc:date>
    <meta:editing-duration>PT40M1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23" meta:word-count="225" meta:character-count="1352" meta:non-whitespace-character-count="1147"/>
  </office:meta>
</office:document-meta>
</file>